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b98" officeooo:paragraph-rsid="00025b98"/>
    </style:style>
    <style:style style:name="P2" style:family="paragraph" style:parent-style-name="Standard">
      <style:text-properties officeooo:rsid="0003a9d3" officeooo:paragraph-rsid="0003a9d3"/>
    </style:style>
    <style:style style:name="P3" style:family="paragraph" style:parent-style-name="Standard">
      <style:text-properties officeooo:rsid="0003a9d3" officeooo:paragraph-rsid="0005a366"/>
    </style:style>
    <style:style style:name="P4" style:family="paragraph" style:parent-style-name="Standard">
      <style:text-properties officeooo:rsid="00095d91" officeooo:paragraph-rsid="00095d91"/>
    </style:style>
    <style:style style:name="P5" style:family="paragraph" style:parent-style-name="Title">
      <style:text-properties officeooo:rsid="00025b98" officeooo:paragraph-rsid="00025b98"/>
    </style:style>
    <style:style style:name="P6" style:family="paragraph" style:parent-style-name="Standard">
      <style:text-properties officeooo:rsid="0009c7ce" officeooo:paragraph-rsid="0009c7ce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a366" style:font-weight-asian="bold" style:font-weight-complex="bold"/>
    </style:style>
    <style:style style:name="T4" style:family="text">
      <style:text-properties officeooo:rsid="0005a3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réation d’une application WEB</text:p>
      <text:p text:style-name="P1"/>
      <text:h text:style-name="Heading_20_1" text:outline-level="1">Objectif du cours : </text:h>
      <text:p text:style-name="P1">- comprendre les notions de front-end, back-end, frameworks</text:p>
      <text:p text:style-name="P1">- donner les moyens de prototyper graphiquement une application web rapidement.</text:p>
      <text:p text:style-name="P1"/>
      <text:h text:style-name="Heading_20_1" text:outline-level="1">Front-end vs. Back-end</text:h>
      <text:p text:style-name="P1">FRONT-END/BACK-END</text:p>
      <text:p text:style-name="P1">Deux fonctions distinctes du métiers de développeur.</text:p>
      <text:p text:style-name="P1">Serveur | Client</text:p>
      <text:p text:style-name="P1"/>
      <text:p text:style-name="P1"><text:span text:style-name="T2">Front-end : </text:span>c’est tout ce qui est calculé de côté de l’ordinateur de l’utilisateur. Il a trois langages différents principaux : HTML (v.5), CSS (v.3), Javascript (v.ES7 (EcmaScript))</text:p>
      <text:p text:style-name="P1"><text:tab/><text:tab/><text:tab/>- structuration / mise en page / interaction</text:p>
      <text:p text:style-name="P1"><text:tab/><text:tab/><text:tab/><text:span text:style-name="T1">/!\ Java et Javascript ne sont pas les mêmes choses !</text:span></text:p>
      <text:p text:style-name="P1"/>
      <text:p text:style-name="P1"><text:span text:style-name="T2">Back-end :</text:span> c’est tout ce qui est calculé du côté du serveur</text:p>
      <text:p text:style-name="P1"/>
      <text:p text:style-name="P2">Framework : un ensemble de composants permettant de développer rapidement l’architecture d’un logiciel. A la différence d’un librairie/bibliothèque, le framework est en semble de pièce qu’il faut ensuite assembler. </text:p>
      <text:p text:style-name="P2"/>
      <text:p text:style-name="P2">Un framework est un ensemble de pièces de légo par exemple. Son défaut : il conditionne le résultat (ex : on peut pas faire un rond avec des légos) : il conditionne un ensemble de possibles. Mais il reste très avantageux : dev de l’application beaucoup plus rapide, et sur des bonnes bases, en toute sécurité. Niveau back-end, un framework allège énormément la charge de travail.</text:p>
      <text:p text:style-name="P2"/>
      <text:h text:style-name="Heading_20_2" text:outline-level="2">Les framework front-end</text:h>
      <text:p text:style-name="P2">cf. l’article introductif d’Alexis Blondin ;</text:p>
      <text:p text:style-name="P2"/>
      <text:p text:style-name="P3">Un framework front-end (aussi appelé framework CSS) contient 2 types de fichiers <text:span text:style-name="T4">[...]</text:span> des <text:span text:style-name="T2">snipet</text:span><text:span text:style-name="T3">s</text:span><text:span text:style-name="T4"> (qui sont des morceaux de code) […]</text:span></text:p>
      <text:p text:style-name="P4">On utilise un framework frontend simple</text:p>
      <text:p text:style-name="P3"><text:s/></text:p>
      <text:p text:style-name="P2">Il y a d’autres types de frameworks qui sont des framework javascript. <text:span text:style-name="T4">Javascript est très utilisé par les développeurs. </text:span></text:p>
      <text:p text:style-name="P2"/>
      <text:p text:style-name="P6">(passage sur les PDF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39:33.894583244</meta:creation-date>
    <dc:date>2017-11-20T12:44:35.703971742</dc:date>
    <meta:editing-duration>PT15M3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255" meta:character-count="1617" meta:non-whitespace-character-count="1372"/>
  </office:meta>
</office:document-meta>
</file>